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 table:number-rows-repeated="104793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21:38:39.7353574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09-18T21:40:55.910311787</dc:date>
    <meta:editing-cycles>358</meta:editing-cycles>
    <meta:editing-duration>PT17H4M44S</meta:editing-duration>
    <meta:document-statistic meta:table-count="2" meta:cell-count="1516" meta:object-count="0"/>
    <meta:user-defined meta:name="Info 1"/>
    <meta:user-defined meta:name="Info 2"/>
    <meta:user-defined meta:name="Info 3"/>
    <meta:user-defined meta:name="Info 4"/>
  </office:meta>
</office:document-meta>
</file>